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f1d89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style:style style:name="T9" style:family="text">
      <style:text-properties officeooo:rsid="003d39ac"/>
    </style:style>
    <style:style style:name="T10" style:family="text">
      <style:text-properties officeooo:rsid="00421c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10">lieu : </text:span><text:span text:style-name="T10"><text:text-input text:description="&lt;o.bloc_agenda_id.ane_group_id.street&gt;">&lt;o.bloc_agenda_id.ane_group_id.street&gt;</text:text-input></text:span><text:span text:style-name="T10"><text:line-break/><text:tab/></text:span><text:span text:style-name="T10"><text:text-input text:description="&lt;o.bloc_agenda_id.ane_group_id.street2&gt;">&lt;o.bloc_agenda_id.ane_group_id.street2&gt;</text:text-input></text:span><text:span text:style-name="T10"><text:line-break/><text:tab/>En cas d’empêchement merci de prévenir dès que possible au 27 45 05</text:span><text:span text:style-name="T10"><text:text-input text:description="&lt;/if&gt;">&lt;/if&gt;</text:text-input></text:span></text:p>
      <text:p text:style-name="P11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1:15:10.369762432</dc:date>
    <meta:editing-duration>PT10H17M48S</meta:editing-duration>
    <meta:editing-cycles>132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1074" meta:non-whitespace-character-count="963"/>
  </office:meta>
</office:document-meta>
</file>